
<file path=META-INF/manifest.xml><?xml version="1.0" encoding="utf-8"?>
<ns0:manifest xmlns:ns0="urn:oasis:names:tc:opendocument:xmlns:manifest:1.0" ns0:version="1.3">
  <ns0:file-entry ns0:full-path="/" ns0:version="1.3" ns0:media-type="application/vnd.oasis.opendocument.text"/>
  <ns0:file-entry ns0:full-path="Configurations2/" ns0:media-type="application/vnd.sun.xml.ui.configuration"/>
  <ns0:file-entry ns0:full-path="manifest.rdf" ns0:media-type="application/rdf+xml"/>
  <ns0:file-entry ns0:full-path="meta.xml" ns0:media-type="text/xml"/>
  <ns0:file-entry ns0:full-path="settings.xml" ns0:media-type="text/xml"/>
  <ns0:file-entry ns0:full-path="Thumbnails/thumbnail.png" ns0:media-type="image/png"/>
  <ns0:file-entry ns0:full-path="styles.xml" ns0:media-type="text/xml"/>
  <ns0:file-entry ns0:full-path="content.xml" ns0:media-type="text/xml"/>
</ns0:manifest>
</file>

<file path=content.xml><?xml version="1.0" encoding="utf-8"?>
<office:document-content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0c02d" officeooo:paragraph-rsid="0010c02d"/>
    </style:style>
    <style:style style:name="P2" style:family="paragraph" style:parent-style-name="Standard">
      <style:text-properties officeooo:rsid="001184c8" officeooo:paragraph-rsid="001184c8"/>
    </style:style>
    <style:style style:name="T1" style:family="text">
      <style:text-properties fo:background-color="#b2b2b2" loext:char-shading-value="0"/>
    </style:style>
    <style:style style:name="T2" style:family="text">
      <style:text-properties fo:background-color="#b2b2b2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do I want to protect?</text:p>
      <text:p text:style-name="P1"/>
      <text:p text:style-name="P1">2. Who do I want to protect it against?</text:p>
      <text:p text:style-name="P1"/>
      <text:p text:style-name="P1">3. How likely is it that I will need to protect it?</text:p>
      <text:p text:style-name="P1"/>
      <text:p text:style-name="P1">4. How bad are the consequences if I fail?</text:p>
      <text:p text:style-name="P1"/>
      <text:p text:style-name="P1">5. How much trouble am I willing to go through to try to prevent potential consequences?</text:p>
      <text:p text:style-name="P1"/>
      <text:p text:style-name="P2">Last modified on <text:span text:style-name="T2">00/00/0000</text:span>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linenumbering-configuration text:number-lines="false" text:offset="0.1965in" style:num-format="1" text:number-position="left" text:increment="5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